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9F00000175B65356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6cm" svg:height="18.2cm" svg:x="0.6cm" svg:y="1.8cm">
          <draw:image xlink:href="Pictures/100000000000029F00000175B65356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2T18:45:11</meta:creation-date>
    <dc:date>2013-02-02T18:46:24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